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/>
    <style:font-face style:name="Courier10 BT" svg:font-family="'Courier10 BT'" style:font-adornments="Roman" style:font-pitch="fixed"/>
    <style:font-face style:name="FreeMono1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fo:min-height="2.172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title">
      <style:graphic-properties draw:auto-grow-height="true" fo:min-height="2.1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weight="normal" style:font-weight-asian="normal" style:font-weight-complex="normal"/>
    </style:style>
    <style:style style:name="T1" style:family="text">
      <style:text-properties style:font-name="FreeMono1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微信公众号接口开发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1">Nginx</text:span>开启反向代理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服务器无法正常使用的解决方案</text:p>
          </draw:text-box>
        </draw:frame>
        <draw:frame presentation:style-name="pr5" draw:text-style-name="P3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 text:style-name="P3"><text:span text:style-name="T2">找到已备案同学分配二级域名指向自己的服务器</text:span><text:span text:style-name="T2">IP</text:span><text:span text:style-name="T2">地址。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没有服务器的情况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2">找到已经有服务器的并且备案的同学。</text:span></text:p>
              </text:list-item>
              <text:list-item>
                <text:p text:style-name="P3"><text:span text:style-name="T2">分配二级域名。</text:span></text:p>
              </text:list-item>
              <text:list-item>
                <text:p text:style-name="P3"><text:span text:style-name="T2">分配系统用户。</text:span></text:p>
              </text:list-item>
              <text:list-item>
                <text:p text:style-name="P3"><text:span text:style-name="T2">配置反向代理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/>
    <style:font-face style:name="Courier10 BT" svg:font-family="'Courier10 BT'" style:font-adornments="Roman" style:font-pitch="fixed"/>
    <style:font-face style:name="FreeMono1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默认" style:page-layout-name="PM1" draw:style-name="Mdp1"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3:02:56.033220337</meta:creation-date>
    <dc:date>2019-02-27T00:59:26.877318042</dc:date>
    <meta:editing-duration>PT1H29S</meta:editing-duration>
    <meta:editing-cycles>22</meta:editing-cycles>
    <meta:generator>LibreOffice/6.0.7.3$Linux_X86_64 LibreOffice_project/00m0$Build-3</meta:generator>
    <meta:document-statistic meta:object-count="33"/>
  </office:meta>
</office:document-meta>
</file>